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a0ea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a0ea5" officeooo:paragraph-rsid="001a0ea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a0ea5" officeooo:paragraph-rsid="001d71d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d71d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1d71d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0e485" officeooo:paragraph-rsid="001d71d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fafe3" officeooo:paragraph-rsid="000fafe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fafe3" officeooo:paragraph-rsid="001d548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c36c5" officeooo:paragraph-rsid="001d548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c36c5" officeooo:paragraph-rsid="001d71d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0fafe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12493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0e48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d71d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0e485"/>
    </style:style>
    <style:style style:name="T3" style:family="text">
      <style:text-properties officeooo:rsid="00124931"/>
    </style:style>
    <style:style style:name="T4" style:family="text">
      <style:text-properties officeooo:rsid="00150131"/>
    </style:style>
    <style:style style:name="T5" style:family="text">
      <style:text-properties officeooo:rsid="00188794"/>
    </style:style>
    <style:style style:name="T6" style:family="text">
      <style:text-properties officeooo:rsid="001a0ea5"/>
    </style:style>
    <style:style style:name="T7" style:family="text">
      <style:text-properties officeooo:rsid="001be9da"/>
    </style:style>
    <style:style style:name="T8" style:family="text">
      <style:text-properties officeooo:rsid="001c36c5"/>
    </style:style>
    <style:style style:name="T9" style:family="text">
      <style:text-properties officeooo:rsid="001d5487"/>
    </style:style>
    <style:style style:name="T10" style:family="text">
      <style:text-properties officeooo:rsid="001d7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*X%LOGOUT*</text:p>
            <text:p text:style-name="P9">LOGOUT</text:p>
          </table:table-cell>
          <table:table-cell table:style-name="Table1.A1" office:value-type="string">
            <text:p text:style-name="P28">*<text:span text:style-name="T6">U</text:span>%<text:span text:style-name="T6">PICKER1</text:span>*</text:p>
            <text:p text:style-name="P13">PICKER1</text:p>
          </table:table-cell>
        </table:table-row>
        <table:table-row>
          <table:table-cell table:style-name="Table1.A1" office:value-type="string">
            <text:p text:style-name="P14"><text:span text:style-name="T1"/></text:p>
          </table:table-cell>
          <table:table-cell table:style-name="Table1.A1" office:value-type="string">
            <text:p text:style-name="P28">*<text:span text:style-name="T6">U</text:span>%<text:span text:style-name="T6">PICKER2</text:span>*</text:p>
            <text:p text:style-name="P13">PICKER2</text:p>
          </table:table-cell>
        </table:table-row>
        <table:table-row>
          <table:table-cell table:style-name="Table1.A1" office:value-type="string">
            <text:p text:style-name="P30">*<text:span text:style-name="T1">X%SETUP*</text:span></text:p>
            <text:p text:style-name="P14">SETUP</text:p>
          </table:table-cell>
          <table:table-cell table:style-name="Table1.A1" office:value-type="string">
            <text:p text:style-name="P28">*L%<text:span text:style-name="T2">XS</text:span>01.0<text:span text:style-name="T2">0</text:span>*</text:p>
            <text:p text:style-name="P16">XS01.0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5">*<text:span text:style-name="T10">SH</text:span><text:span text:style-name="T9">92704</text:span>*</text:p>
            <text:p text:style-name="P22"><text:span text:style-name="T9">92704</text:span></text:p>
          </table:table-cell>
        </table:table-row>
        <table:table-row>
          <table:table-cell table:style-name="Table1.A1" office:value-type="string">
            <text:p text:style-name="P34">*X%START*</text:p>
            <text:p text:style-name="P15">START PICK</text:p>
          </table:table-cell>
          <table:table-cell table:style-name="Table1.A1" office:value-type="string">
            <text:p text:style-name="P26">*<text:span text:style-name="T10">SH</text:span><text:span text:style-name="T9">89181</text:span>*</text:p>
            <text:p text:style-name="P22"><text:span text:style-name="T9">89181</text:span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7">*<text:span text:style-name="T10">SH</text:span><text:span text:style-name="T9">89350</text:span>*</text:p>
            <text:p text:style-name="P23"><text:span text:style-name="T9">89350</text:span></text:p>
          </table:table-cell>
        </table:table-row>
        <table:table-row>
          <table:table-cell table:style-name="Table1.A1" office:value-type="string">
            <text:p text:style-name="P34">*X%SHORT*</text:p>
            <text:p text:style-name="P15">SHORT</text:p>
          </table:table-cell>
          <table:table-cell table:style-name="Table1.A1" office:value-type="string">
            <text:p text:style-name="P28">*<text:span text:style-name="T10">SH86819</text:span>*</text:p>
            <text:p text:style-name="P24"><text:span text:style-name="T10">86819</text:span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8">*<text:span text:style-name="T10">SH90510</text:span>*</text:p>
            <text:p text:style-name="P24"><text:span text:style-name="T10">90510</text:span></text:p>
          </table:table-cell>
        </table:table-row>
        <table:table-row>
          <table:table-cell table:style-name="Table1.A1" office:value-type="string">
            <text:p text:style-name="P2">*X%NO*</text:p>
            <text:p text:style-name="P8">NO (CO<text:span text:style-name="T4">N</text:span>FIRM)</text:p>
          </table:table-cell>
          <table:table-cell table:style-name="Table1.A1" office:value-type="string">
            <text:p text:style-name="P29">*B%<text:span text:style-name="T10">1</text:span>*</text:p>
            <text:p text:style-name="P18"><text:span text:style-name="T9">POS</text:span><text:span text:style-name="T10">1</text:span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5">*B%2*</text:p>
            <text:p text:style-name="P6">POS2</text:p>
          </table:table-cell>
        </table:table-row>
        <table:table-row>
          <table:table-cell table:style-name="Table1.A1" office:value-type="string">
            <text:p text:style-name="P3">*<text:span text:style-name="T1">X%YES*</text:span></text:p>
            <text:p text:style-name="P9">YES (CONFIRM)</text:p>
          </table:table-cell>
          <table:table-cell table:style-name="Table1.A1" office:value-type="string">
            <text:p text:style-name="P35">*B%3*</text:p>
            <text:p text:style-name="P6">POS3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3">*B%<text:span text:style-name="T6">4</text:span>*</text:p>
            <text:p text:style-name="P19">POS<text:span text:style-name="T7">4</text:span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>*B%<text:span text:style-name="T6">5</text:span>*</text:p>
            <text:p text:style-name="P6">POS<text:span text:style-name="T6">5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7-12T18:36:04</meta:print-date>
    <dc:date>2013-07-19T17:21:45</dc:date>
    <meta:editing-duration>P7DT9H55M43S</meta:editing-duration>
    <meta:editing-cycles>16</meta:editing-cycles>
    <meta:generator>LibreOffice/4.0.3.3$MacOSX_x86 LibreOffice_project/0eaa50a932c8f2199a615e1eb30f7ac74279539</meta:generator>
    <meta:document-statistic meta:table-count="1" meta:image-count="0" meta:object-count="0" meta:page-count="1" meta:paragraph-count="38" meta:word-count="41" meta:character-count="270" meta:non-whitespace-character-count="267"/>
  </office:meta>
</office:document-meta>
</file>